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text:p>
      <text:p text:style-name="Text_20_body"><text:tab/><text:span text:style-name="T2">Testin kuvaus</text:span>: </text:p>
      <text:p text:style-name="Text_20_body"><text:tab/><text:span text:style-name="T2">Lausekattavuus</text:span>: 100%.</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VIRHE</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
          </table:table-cell>
        </table:table-row>
      </table:table>
      <text:p text:style-name="P14"/>
      <text:p text:style-name="P14">Tekstikenttä: Program code</text:p>
      <table:table table:name="Table47" table:style-name="Table47">
        <table:table-column table:style-name="Table47.A"/>
        <table:table-column table:style-name="Table47.B" table:number-columns-repeated="2"/>
        <table:table-header-rows>
          <table:table-row>
            <table:table-cell table:style-name="Table47.A1" office:value-type="string">
              <text:p text:style-name="Table_20_Heading">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Oikeaa koodia, suorittaa tehtävän oikein</text:p>
          </table:table-cell>
          <table:table-cell table:style-name="Table47.A2" office:value-type="string">
            <text:p text:style-name="P15">HYV</text:p>
          </table:table-cell>
          <table:table-cell table:style-name="Table47.C2" office:value-type="string">
            <text:p text:style-name="P15"/>
          </table:table-cell>
        </table:table-row>
        <table:table-row>
          <table:table-cell table:style-name="Table47.A2" office:value-type="string">
            <text:p text:style-name="P15">Oikeaa koodia, ei suorita tehtävää</text:p>
          </table:table-cell>
          <table:table-cell table:style-name="Table47.A2" office:value-type="string">
            <text:p text:style-name="P15">Ei toteuta kriteerejä</text:p>
          </table:table-cell>
          <table:table-cell table:style-name="Table47.C2" office:value-type="string">
            <text:p text:style-name="P15"/>
          </table:table-cell>
        </table:table-row>
        <table:table-row>
          <table:table-cell table:style-name="Table47.A2" office:value-type="string">
            <text:p text:style-name="P15">Koodissa virhe</text:p>
          </table:table-cell>
          <table:table-cell table:style-name="Table47.A2" office:value-type="string">
            <text:p text:style-name="P15">Virheellinen koodi</text:p>
          </table:table-cell>
          <table:table-cell table:style-name="Table47.C2" office:value-type="string">
            <text:p text:style-name="P15"/>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4:36:11</dc:date>
    <dc:language>en-US</dc:language>
    <meta:editing-cycles>71</meta:editing-cycles>
    <meta:editing-duration>PT15H22M39S</meta:editing-duration>
    <meta:user-defined meta:name="Info 1"/>
    <meta:user-defined meta:name="Info 2"/>
    <meta:user-defined meta:name="Info 3"/>
    <meta:user-defined meta:name="Info 4"/>
    <meta:document-statistic meta:table-count="55" meta:image-count="0" meta:object-count="0" meta:page-count="33" meta:paragraph-count="1028" meta:word-count="3313" meta:character-count="24394"/>
  </office:meta>
</office:document-meta>
</file>